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walker_ID</text:p>
          </table:table-cell>
          <table:table-cell table:style-name="ce1" office:value-type="string">
            <text:p>laps_walked</text:p>
          </table:table-cell>
          <table:table-cell table:style-name="ce1" office:value-type="string">
            <text:p>amount_per_lap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float" office:value="2">
            <text:p>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]+1" office:value-type="float" office:value="3">
            <text:p>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]+1" office:value-type="float" office:value="4">
            <text:p>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5]+1" office:value-type="float" office:value="5">
            <text:p>5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6]+1" office:value-type="float" office:value="6">
            <text:p>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7]+1" office:value-type="float" office:value="7">
            <text:p>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]+1" office:value-type="float" office:value="8">
            <text:p>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9]+1" office:value-type="float" office:value="9">
            <text:p>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0]+1" office:value-type="float" office:value="10">
            <text:p>10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1]+1" office:value-type="float" office:value="11">
            <text:p>1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2]+1" office:value-type="float" office:value="12">
            <text:p>12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3]+1" office:value-type="float" office:value="13">
            <text:p>13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4]+1" office:value-type="float" office:value="14">
            <text:p>14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5]+1" office:value-type="float" office:value="15">
            <text:p>15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6]+1" office:value-type="float" office:value="16">
            <text:p>1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7]+1" office:value-type="float" office:value="17">
            <text:p>1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8]+1" office:value-type="float" office:value="18">
            <text:p>1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9]+1" office:value-type="float" office:value="19">
            <text:p>19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0]+1" office:value-type="float" office:value="20">
            <text:p>2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1]+1" office:value-type="float" office:value="21">
            <text:p>21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2]+1" office:value-type="float" office:value="22">
            <text:p>2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3]+1" office:value-type="float" office:value="23">
            <text:p>23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]+1" office:value-type="float" office:value="24">
            <text:p>24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5]+1" office:value-type="float" office:value="25">
            <text:p>2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6]+1" office:value-type="float" office:value="26">
            <text:p>2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7]+1" office:value-type="float" office:value="27">
            <text:p>2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8]+1" office:value-type="float" office:value="28">
            <text:p>2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9]+1" office:value-type="float" office:value="29">
            <text:p>2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0]+1" office:value-type="float" office:value="30">
            <text:p>30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1]+1" office:value-type="float" office:value="31">
            <text:p>31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2]+1" office:value-type="float" office:value="32">
            <text:p>32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3]+1" office:value-type="float" office:value="33">
            <text:p>33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4]+1" office:value-type="float" office:value="34">
            <text:p>34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5]+1" office:value-type="float" office:value="35">
            <text:p>3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6]+1" office:value-type="float" office:value="36">
            <text:p>36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7]+1" office:value-type="float" office:value="37">
            <text:p>3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8]+1" office:value-type="float" office:value="38">
            <text:p>3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9]+1" office:value-type="float" office:value="39">
            <text:p>39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0]+1" office:value-type="float" office:value="40">
            <text:p>4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1]+1" office:value-type="float" office:value="41">
            <text:p>4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2]+1" office:value-type="float" office:value="42">
            <text:p>42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3]+1" office:value-type="float" office:value="43">
            <text:p>4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4]+1" office:value-type="float" office:value="44">
            <text:p>44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5]+1" office:value-type="float" office:value="45">
            <text:p>4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6]+1" office:value-type="float" office:value="46">
            <text:p>46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7]+1" office:value-type="float" office:value="47">
            <text:p>47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8]+1" office:value-type="float" office:value="48">
            <text:p>4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9]+1" office:value-type="float" office:value="49">
            <text:p>4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50]+1" office:value-type="float" office:value="50">
            <text:p>5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51]+1" office:value-type="float" office:value="51">
            <text:p>51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52]+1" office:value-type="float" office:value="52">
            <text:p>5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53]+1" office:value-type="float" office:value="53">
            <text:p>5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54]+1" office:value-type="float" office:value="54">
            <text:p>54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55]+1" office:value-type="float" office:value="55">
            <text:p>5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56]+1" office:value-type="float" office:value="56">
            <text:p>5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57]+1" office:value-type="float" office:value="57">
            <text:p>57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58]+1" office:value-type="float" office:value="58">
            <text:p>58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59]+1" office:value-type="float" office:value="59">
            <text:p>5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60]+1" office:value-type="float" office:value="60">
            <text:p>6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61]+1" office:value-type="float" office:value="61">
            <text:p>6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62]+1" office:value-type="float" office:value="62">
            <text:p>6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63]+1" office:value-type="float" office:value="63">
            <text:p>63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64]+1" office:value-type="float" office:value="64">
            <text:p>6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65]+1" office:value-type="float" office:value="65">
            <text:p>65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66]+1" office:value-type="float" office:value="66">
            <text:p>6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67]+1" office:value-type="float" office:value="67">
            <text:p>6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68]+1" office:value-type="float" office:value="68">
            <text:p>6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69]+1" office:value-type="float" office:value="69">
            <text:p>6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70]+1" office:value-type="float" office:value="70">
            <text:p>70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71]+1" office:value-type="float" office:value="71">
            <text:p>71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72]+1" office:value-type="float" office:value="72">
            <text:p>7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73]+1" office:value-type="float" office:value="73">
            <text:p>7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74]+1" office:value-type="float" office:value="74">
            <text:p>74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75]+1" office:value-type="float" office:value="75">
            <text:p>75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76]+1" office:value-type="float" office:value="76">
            <text:p>7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77]+1" office:value-type="float" office:value="77">
            <text:p>7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78]+1" office:value-type="float" office:value="78">
            <text:p>78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79]+1" office:value-type="float" office:value="79">
            <text:p>79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80]+1" office:value-type="float" office:value="80">
            <text:p>8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81]+1" office:value-type="float" office:value="81">
            <text:p>81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82]+1" office:value-type="float" office:value="82">
            <text:p>8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3]+1" office:value-type="float" office:value="83">
            <text:p>83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84]+1" office:value-type="float" office:value="84">
            <text:p>8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85]+1" office:value-type="float" office:value="85">
            <text:p>8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86]+1" office:value-type="float" office:value="86">
            <text:p>8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87]+1" office:value-type="float" office:value="87">
            <text:p>87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88]+1" office:value-type="float" office:value="88">
            <text:p>88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89]+1" office:value-type="float" office:value="89">
            <text:p>89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90]+1" office:value-type="float" office:value="90">
            <text:p>90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91]+1" office:value-type="float" office:value="91">
            <text:p>9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92]+1" office:value-type="float" office:value="92">
            <text:p>9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93]+1" office:value-type="float" office:value="93">
            <text:p>93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94]+1" office:value-type="float" office:value="94">
            <text:p>94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95]+1" office:value-type="float" office:value="95">
            <text:p>95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96]+1" office:value-type="float" office:value="96">
            <text:p>96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97]+1" office:value-type="float" office:value="97">
            <text:p>97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98]+1" office:value-type="float" office:value="98">
            <text:p>9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99]+1" office:value-type="float" office:value="99">
            <text:p>99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00]+1" office:value-type="float" office:value="100">
            <text:p>10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01]+1" office:value-type="float" office:value="101">
            <text:p>10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02]+1" office:value-type="float" office:value="102">
            <text:p>102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03]+1" office:value-type="float" office:value="103">
            <text:p>10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04]+1" office:value-type="float" office:value="104">
            <text:p>104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05]+1" office:value-type="float" office:value="105">
            <text:p>105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06]+1" office:value-type="float" office:value="106">
            <text:p>106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07]+1" office:value-type="float" office:value="107">
            <text:p>10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08]+1" office:value-type="float" office:value="108">
            <text:p>10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09]+1" office:value-type="float" office:value="109">
            <text:p>109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10]+1" office:value-type="float" office:value="110">
            <text:p>110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11]+1" office:value-type="float" office:value="111">
            <text:p>11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12]+1" office:value-type="float" office:value="112">
            <text:p>112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13]+1" office:value-type="float" office:value="113">
            <text:p>11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14]+1" office:value-type="float" office:value="114">
            <text:p>114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15]+1" office:value-type="float" office:value="115">
            <text:p>115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16]+1" office:value-type="float" office:value="116">
            <text:p>116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17]+1" office:value-type="float" office:value="117">
            <text:p>11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18]+1" office:value-type="float" office:value="118">
            <text:p>118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19]+1" office:value-type="float" office:value="119">
            <text:p>119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20]+1" office:value-type="float" office:value="120">
            <text:p>12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21]+1" office:value-type="float" office:value="121">
            <text:p>12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22]+1" office:value-type="float" office:value="122">
            <text:p>122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23]+1" office:value-type="float" office:value="123">
            <text:p>123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24]+1" office:value-type="float" office:value="124">
            <text:p>12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25]+1" office:value-type="float" office:value="125">
            <text:p>12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26]+1" office:value-type="float" office:value="126">
            <text:p>126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27]+1" office:value-type="float" office:value="127">
            <text:p>127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28]+1" office:value-type="float" office:value="128">
            <text:p>128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29]+1" office:value-type="float" office:value="129">
            <text:p>129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30]+1" office:value-type="float" office:value="130">
            <text:p>130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131]+1" office:value-type="float" office:value="131">
            <text:p>13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32]+1" office:value-type="float" office:value="132">
            <text:p>13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33]+1" office:value-type="float" office:value="133">
            <text:p>13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34]+1" office:value-type="float" office:value="134">
            <text:p>13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35]+1" office:value-type="float" office:value="135">
            <text:p>13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36]+1" office:value-type="float" office:value="136">
            <text:p>13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37]+1" office:value-type="float" office:value="137">
            <text:p>137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38]+1" office:value-type="float" office:value="138">
            <text:p>138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39]+1" office:value-type="float" office:value="139">
            <text:p>13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40]+1" office:value-type="float" office:value="140">
            <text:p>14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41]+1" office:value-type="float" office:value="141">
            <text:p>14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42]+1" office:value-type="float" office:value="142">
            <text:p>14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43]+1" office:value-type="float" office:value="143">
            <text:p>14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44]+1" office:value-type="float" office:value="144">
            <text:p>14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45]+1" office:value-type="float" office:value="145">
            <text:p>145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46]+1" office:value-type="float" office:value="146">
            <text:p>14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47]+1" office:value-type="float" office:value="147">
            <text:p>147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48]+1" office:value-type="float" office:value="148">
            <text:p>14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49]+1" office:value-type="float" office:value="149">
            <text:p>149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50]+1" office:value-type="float" office:value="150">
            <text:p>150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51]+1" office:value-type="float" office:value="151">
            <text:p>15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52]+1" office:value-type="float" office:value="152">
            <text:p>152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53]+1" office:value-type="float" office:value="153">
            <text:p>15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54]+1" office:value-type="float" office:value="154">
            <text:p>154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55]+1" office:value-type="float" office:value="155">
            <text:p>155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56]+1" office:value-type="float" office:value="156">
            <text:p>15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57]+1" office:value-type="float" office:value="157">
            <text:p>157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58]+1" office:value-type="float" office:value="158">
            <text:p>15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59]+1" office:value-type="float" office:value="159">
            <text:p>159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60]+1" office:value-type="float" office:value="160">
            <text:p>16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61]+1" office:value-type="float" office:value="161">
            <text:p>161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62]+1" office:value-type="float" office:value="162">
            <text:p>16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63]+1" office:value-type="float" office:value="163">
            <text:p>16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64]+1" office:value-type="float" office:value="164">
            <text:p>164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65]+1" office:value-type="float" office:value="165">
            <text:p>16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166]+1" office:value-type="float" office:value="166">
            <text:p>166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67]+1" office:value-type="float" office:value="167">
            <text:p>16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68]+1" office:value-type="float" office:value="168">
            <text:p>168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69]+1" office:value-type="float" office:value="169">
            <text:p>16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70]+1" office:value-type="float" office:value="170">
            <text:p>170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71]+1" office:value-type="float" office:value="171">
            <text:p>171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72]+1" office:value-type="float" office:value="172">
            <text:p>172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73]+1" office:value-type="float" office:value="173">
            <text:p>173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74]+1" office:value-type="float" office:value="174">
            <text:p>17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75]+1" office:value-type="float" office:value="175">
            <text:p>17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76]+1" office:value-type="float" office:value="176">
            <text:p>176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77]+1" office:value-type="float" office:value="177">
            <text:p>177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78]+1" office:value-type="float" office:value="178">
            <text:p>178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79]+1" office:value-type="float" office:value="179">
            <text:p>17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80]+1" office:value-type="float" office:value="180">
            <text:p>18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81]+1" office:value-type="float" office:value="181">
            <text:p>18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182]+1" office:value-type="float" office:value="182">
            <text:p>182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83]+1" office:value-type="float" office:value="183">
            <text:p>183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84]+1" office:value-type="float" office:value="184">
            <text:p>184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85]+1" office:value-type="float" office:value="185">
            <text:p>185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86]+1" office:value-type="float" office:value="186">
            <text:p>186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187]+1" office:value-type="float" office:value="187">
            <text:p>187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88]+1" office:value-type="float" office:value="188">
            <text:p>18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89]+1" office:value-type="float" office:value="189">
            <text:p>18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90]+1" office:value-type="float" office:value="190">
            <text:p>190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191]+1" office:value-type="float" office:value="191">
            <text:p>19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92]+1" office:value-type="float" office:value="192">
            <text:p>192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193]+1" office:value-type="float" office:value="193">
            <text:p>19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194]+1" office:value-type="float" office:value="194">
            <text:p>194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195]+1" office:value-type="float" office:value="195">
            <text:p>19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196]+1" office:value-type="float" office:value="196">
            <text:p>19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97]+1" office:value-type="float" office:value="197">
            <text:p>197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198]+1" office:value-type="float" office:value="198">
            <text:p>19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199]+1" office:value-type="float" office:value="199">
            <text:p>199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00]+1" office:value-type="float" office:value="200">
            <text:p>20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01]+1" office:value-type="float" office:value="201">
            <text:p>201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02]+1" office:value-type="float" office:value="202">
            <text:p>202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03]+1" office:value-type="float" office:value="203">
            <text:p>203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04]+1" office:value-type="float" office:value="204">
            <text:p>204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05]+1" office:value-type="float" office:value="205">
            <text:p>205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06]+1" office:value-type="float" office:value="206">
            <text:p>206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07]+1" office:value-type="float" office:value="207">
            <text:p>207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08]+1" office:value-type="float" office:value="208">
            <text:p>20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09]+1" office:value-type="float" office:value="209">
            <text:p>209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10]+1" office:value-type="float" office:value="210">
            <text:p>210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11]+1" office:value-type="float" office:value="211">
            <text:p>211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12]+1" office:value-type="float" office:value="212">
            <text:p>212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13]+1" office:value-type="float" office:value="213">
            <text:p>21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14]+1" office:value-type="float" office:value="214">
            <text:p>21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15]+1" office:value-type="float" office:value="215">
            <text:p>215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16]+1" office:value-type="float" office:value="216">
            <text:p>216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17]+1" office:value-type="float" office:value="217">
            <text:p>21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18]+1" office:value-type="float" office:value="218">
            <text:p>218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19]+1" office:value-type="float" office:value="219">
            <text:p>219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20]+1" office:value-type="float" office:value="220">
            <text:p>220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21]+1" office:value-type="float" office:value="221">
            <text:p>22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22]+1" office:value-type="float" office:value="222">
            <text:p>22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23]+1" office:value-type="float" office:value="223">
            <text:p>22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24]+1" office:value-type="float" office:value="224">
            <text:p>22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25]+1" office:value-type="float" office:value="225">
            <text:p>225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26]+1" office:value-type="float" office:value="226">
            <text:p>22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27]+1" office:value-type="float" office:value="227">
            <text:p>227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28]+1" office:value-type="float" office:value="228">
            <text:p>22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29]+1" office:value-type="float" office:value="229">
            <text:p>229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30]+1" office:value-type="float" office:value="230">
            <text:p>23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31]+1" office:value-type="float" office:value="231">
            <text:p>23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32]+1" office:value-type="float" office:value="232">
            <text:p>232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33]+1" office:value-type="float" office:value="233">
            <text:p>23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34]+1" office:value-type="float" office:value="234">
            <text:p>234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35]+1" office:value-type="float" office:value="235">
            <text:p>235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36]+1" office:value-type="float" office:value="236">
            <text:p>236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37]+1" office:value-type="float" office:value="237">
            <text:p>237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38]+1" office:value-type="float" office:value="238">
            <text:p>23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39]+1" office:value-type="float" office:value="239">
            <text:p>239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0]+1" office:value-type="float" office:value="240">
            <text:p>24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41]+1" office:value-type="float" office:value="241">
            <text:p>241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42]+1" office:value-type="float" office:value="242">
            <text:p>24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3]+1" office:value-type="float" office:value="243">
            <text:p>24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44]+1" office:value-type="float" office:value="244">
            <text:p>24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5]+1" office:value-type="float" office:value="245">
            <text:p>24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46]+1" office:value-type="float" office:value="246">
            <text:p>24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47]+1" office:value-type="float" office:value="247">
            <text:p>247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48]+1" office:value-type="float" office:value="248">
            <text:p>24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49]+1" office:value-type="float" office:value="249">
            <text:p>249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50]+1" office:value-type="float" office:value="250">
            <text:p>250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51]+1" office:value-type="float" office:value="251">
            <text:p>25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52]+1" office:value-type="float" office:value="252">
            <text:p>25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53]+1" office:value-type="float" office:value="253">
            <text:p>25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54]+1" office:value-type="float" office:value="254">
            <text:p>25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55]+1" office:value-type="float" office:value="255">
            <text:p>255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56]+1" office:value-type="float" office:value="256">
            <text:p>256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57]+1" office:value-type="float" office:value="257">
            <text:p>25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58]+1" office:value-type="float" office:value="258">
            <text:p>258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59]+1" office:value-type="float" office:value="259">
            <text:p>259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60]+1" office:value-type="float" office:value="260">
            <text:p>26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61]+1" office:value-type="float" office:value="261">
            <text:p>26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62]+1" office:value-type="float" office:value="262">
            <text:p>26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63]+1" office:value-type="float" office:value="263">
            <text:p>263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64]+1" office:value-type="float" office:value="264">
            <text:p>264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65]+1" office:value-type="float" office:value="265">
            <text:p>26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66]+1" office:value-type="float" office:value="266">
            <text:p>26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67]+1" office:value-type="float" office:value="267">
            <text:p>267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68]+1" office:value-type="float" office:value="268">
            <text:p>26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69]+1" office:value-type="float" office:value="269">
            <text:p>269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70]+1" office:value-type="float" office:value="270">
            <text:p>27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271]+1" office:value-type="float" office:value="271">
            <text:p>27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72]+1" office:value-type="float" office:value="272">
            <text:p>27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73]+1" office:value-type="float" office:value="273">
            <text:p>27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74]+1" office:value-type="float" office:value="274">
            <text:p>27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75]+1" office:value-type="float" office:value="275">
            <text:p>27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76]+1" office:value-type="float" office:value="276">
            <text:p>27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77]+1" office:value-type="float" office:value="277">
            <text:p>277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278]+1" office:value-type="float" office:value="278">
            <text:p>27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279]+1" office:value-type="float" office:value="279">
            <text:p>279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80]+1" office:value-type="float" office:value="280">
            <text:p>280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281]+1" office:value-type="float" office:value="281">
            <text:p>28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82]+1" office:value-type="float" office:value="282">
            <text:p>282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83]+1" office:value-type="float" office:value="283">
            <text:p>283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84]+1" office:value-type="float" office:value="284">
            <text:p>284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85]+1" office:value-type="float" office:value="285">
            <text:p>285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86]+1" office:value-type="float" office:value="286">
            <text:p>28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287]+1" office:value-type="float" office:value="287">
            <text:p>287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88]+1" office:value-type="float" office:value="288">
            <text:p>288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89]+1" office:value-type="float" office:value="289">
            <text:p>289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90]+1" office:value-type="float" office:value="290">
            <text:p>29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291]+1" office:value-type="float" office:value="291">
            <text:p>29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292]+1" office:value-type="float" office:value="292">
            <text:p>29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93]+1" office:value-type="float" office:value="293">
            <text:p>29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294]+1" office:value-type="float" office:value="294">
            <text:p>29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95]+1" office:value-type="float" office:value="295">
            <text:p>295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96]+1" office:value-type="float" office:value="296">
            <text:p>296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297]+1" office:value-type="float" office:value="297">
            <text:p>297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298]+1" office:value-type="float" office:value="298">
            <text:p>29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299]+1" office:value-type="float" office:value="299">
            <text:p>29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00]+1" office:value-type="float" office:value="300">
            <text:p>300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01]+1" office:value-type="float" office:value="301">
            <text:p>301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02]+1" office:value-type="float" office:value="302">
            <text:p>30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03]+1" office:value-type="float" office:value="303">
            <text:p>303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4]+1" office:value-type="float" office:value="304">
            <text:p>30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05]+1" office:value-type="float" office:value="305">
            <text:p>30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06]+1" office:value-type="float" office:value="306">
            <text:p>306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07]+1" office:value-type="float" office:value="307">
            <text:p>307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08]+1" office:value-type="float" office:value="308">
            <text:p>30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09]+1" office:value-type="float" office:value="309">
            <text:p>309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10]+1" office:value-type="float" office:value="310">
            <text:p>310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11]+1" office:value-type="float" office:value="311">
            <text:p>311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12]+1" office:value-type="float" office:value="312">
            <text:p>312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13]+1" office:value-type="float" office:value="313">
            <text:p>313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14]+1" office:value-type="float" office:value="314">
            <text:p>314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15]+1" office:value-type="float" office:value="315">
            <text:p>315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16]+1" office:value-type="float" office:value="316">
            <text:p>31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17]+1" office:value-type="float" office:value="317">
            <text:p>31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18]+1" office:value-type="float" office:value="318">
            <text:p>318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19]+1" office:value-type="float" office:value="319">
            <text:p>31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20]+1" office:value-type="float" office:value="320">
            <text:p>320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21]+1" office:value-type="float" office:value="321">
            <text:p>32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22]+1" office:value-type="float" office:value="322">
            <text:p>322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23]+1" office:value-type="float" office:value="323">
            <text:p>323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24]+1" office:value-type="float" office:value="324">
            <text:p>324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25]+1" office:value-type="float" office:value="325">
            <text:p>325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26]+1" office:value-type="float" office:value="326">
            <text:p>32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27]+1" office:value-type="float" office:value="327">
            <text:p>327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28]+1" office:value-type="float" office:value="328">
            <text:p>32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29]+1" office:value-type="float" office:value="329">
            <text:p>329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30]+1" office:value-type="float" office:value="330">
            <text:p>330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31]+1" office:value-type="float" office:value="331">
            <text:p>331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32]+1" office:value-type="float" office:value="332">
            <text:p>332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33]+1" office:value-type="float" office:value="333">
            <text:p>333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34]+1" office:value-type="float" office:value="334">
            <text:p>334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35]+1" office:value-type="float" office:value="335">
            <text:p>335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36]+1" office:value-type="float" office:value="336">
            <text:p>336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37]+1" office:value-type="float" office:value="337">
            <text:p>337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38]+1" office:value-type="float" office:value="338">
            <text:p>338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39]+1" office:value-type="float" office:value="339">
            <text:p>339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40]+1" office:value-type="float" office:value="340">
            <text:p>34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41]+1" office:value-type="float" office:value="341">
            <text:p>341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42]+1" office:value-type="float" office:value="342">
            <text:p>342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43]+1" office:value-type="float" office:value="343">
            <text:p>34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44]+1" office:value-type="float" office:value="344">
            <text:p>34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45]+1" office:value-type="float" office:value="345">
            <text:p>345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46]+1" office:value-type="float" office:value="346">
            <text:p>346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47]+1" office:value-type="float" office:value="347">
            <text:p>347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48]+1" office:value-type="float" office:value="348">
            <text:p>34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49]+1" office:value-type="float" office:value="349">
            <text:p>349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50]+1" office:value-type="float" office:value="350">
            <text:p>35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51]+1" office:value-type="float" office:value="351">
            <text:p>351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352]+1" office:value-type="float" office:value="352">
            <text:p>352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53]+1" office:value-type="float" office:value="353">
            <text:p>353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54]+1" office:value-type="float" office:value="354">
            <text:p>35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55]+1" office:value-type="float" office:value="355">
            <text:p>35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56]+1" office:value-type="float" office:value="356">
            <text:p>356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57]+1" office:value-type="float" office:value="357">
            <text:p>35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58]+1" office:value-type="float" office:value="358">
            <text:p>358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59]+1" office:value-type="float" office:value="359">
            <text:p>359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60]+1" office:value-type="float" office:value="360">
            <text:p>36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61]+1" office:value-type="float" office:value="361">
            <text:p>361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62]+1" office:value-type="float" office:value="362">
            <text:p>36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63]+1" office:value-type="float" office:value="363">
            <text:p>363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64]+1" office:value-type="float" office:value="364">
            <text:p>364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65]+1" office:value-type="float" office:value="365">
            <text:p>365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66]+1" office:value-type="float" office:value="366">
            <text:p>36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367]+1" office:value-type="float" office:value="367">
            <text:p>36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68]+1" office:value-type="float" office:value="368">
            <text:p>368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69]+1" office:value-type="float" office:value="369">
            <text:p>369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70]+1" office:value-type="float" office:value="370">
            <text:p>37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71]+1" office:value-type="float" office:value="371">
            <text:p>37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72]+1" office:value-type="float" office:value="372">
            <text:p>372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73]+1" office:value-type="float" office:value="373">
            <text:p>373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74]+1" office:value-type="float" office:value="374">
            <text:p>37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75]+1" office:value-type="float" office:value="375">
            <text:p>375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376]+1" office:value-type="float" office:value="376">
            <text:p>37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77]+1" office:value-type="float" office:value="377">
            <text:p>37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78]+1" office:value-type="float" office:value="378">
            <text:p>378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79]+1" office:value-type="float" office:value="379">
            <text:p>379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80]+1" office:value-type="float" office:value="380">
            <text:p>38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81]+1" office:value-type="float" office:value="381">
            <text:p>38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82]+1" office:value-type="float" office:value="382">
            <text:p>382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83]+1" office:value-type="float" office:value="383">
            <text:p>38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84]+1" office:value-type="float" office:value="384">
            <text:p>384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85]+1" office:value-type="float" office:value="385">
            <text:p>385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386]+1" office:value-type="float" office:value="386">
            <text:p>386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87]+1" office:value-type="float" office:value="387">
            <text:p>387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388]+1" office:value-type="float" office:value="388">
            <text:p>388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89]+1" office:value-type="float" office:value="389">
            <text:p>389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90]+1" office:value-type="float" office:value="390">
            <text:p>390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391]+1" office:value-type="float" office:value="391">
            <text:p>39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92]+1" office:value-type="float" office:value="392">
            <text:p>392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93]+1" office:value-type="float" office:value="393">
            <text:p>393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394]+1" office:value-type="float" office:value="394">
            <text:p>394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395]+1" office:value-type="float" office:value="395">
            <text:p>39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96]+1" office:value-type="float" office:value="396">
            <text:p>396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397]+1" office:value-type="float" office:value="397">
            <text:p>397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398]+1" office:value-type="float" office:value="398">
            <text:p>39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399]+1" office:value-type="float" office:value="399">
            <text:p>39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00]+1" office:value-type="float" office:value="400">
            <text:p>400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01]+1" office:value-type="float" office:value="401">
            <text:p>401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02]+1" office:value-type="float" office:value="402">
            <text:p>402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03]+1" office:value-type="float" office:value="403">
            <text:p>403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04]+1" office:value-type="float" office:value="404">
            <text:p>404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05]+1" office:value-type="float" office:value="405">
            <text:p>405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06]+1" office:value-type="float" office:value="406">
            <text:p>406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07]+1" office:value-type="float" office:value="407">
            <text:p>407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08]+1" office:value-type="float" office:value="408">
            <text:p>408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09]+1" office:value-type="float" office:value="409">
            <text:p>409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10]+1" office:value-type="float" office:value="410">
            <text:p>410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11]+1" office:value-type="float" office:value="411">
            <text:p>411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12]+1" office:value-type="float" office:value="412">
            <text:p>412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13]+1" office:value-type="float" office:value="413">
            <text:p>413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14]+1" office:value-type="float" office:value="414">
            <text:p>414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15]+1" office:value-type="float" office:value="415">
            <text:p>415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16]+1" office:value-type="float" office:value="416">
            <text:p>41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17]+1" office:value-type="float" office:value="417">
            <text:p>41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18]+1" office:value-type="float" office:value="418">
            <text:p>41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19]+1" office:value-type="float" office:value="419">
            <text:p>419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20]+1" office:value-type="float" office:value="420">
            <text:p>420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21]+1" office:value-type="float" office:value="421">
            <text:p>421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22]+1" office:value-type="float" office:value="422">
            <text:p>422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23]+1" office:value-type="float" office:value="423">
            <text:p>423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24]+1" office:value-type="float" office:value="424">
            <text:p>424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25]+1" office:value-type="float" office:value="425">
            <text:p>425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26]+1" office:value-type="float" office:value="426">
            <text:p>42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27]+1" office:value-type="float" office:value="427">
            <text:p>427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28]+1" office:value-type="float" office:value="428">
            <text:p>42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29]+1" office:value-type="float" office:value="429">
            <text:p>429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30]+1" office:value-type="float" office:value="430">
            <text:p>43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31]+1" office:value-type="float" office:value="431">
            <text:p>431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32]+1" office:value-type="float" office:value="432">
            <text:p>432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33]+1" office:value-type="float" office:value="433">
            <text:p>433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34]+1" office:value-type="float" office:value="434">
            <text:p>434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35]+1" office:value-type="float" office:value="435">
            <text:p>435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36]+1" office:value-type="float" office:value="436">
            <text:p>436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37]+1" office:value-type="float" office:value="437">
            <text:p>437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38]+1" office:value-type="float" office:value="438">
            <text:p>43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39]+1" office:value-type="float" office:value="439">
            <text:p>439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40]+1" office:value-type="float" office:value="440">
            <text:p>440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41]+1" office:value-type="float" office:value="441">
            <text:p>441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42]+1" office:value-type="float" office:value="442">
            <text:p>44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43]+1" office:value-type="float" office:value="443">
            <text:p>443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44]+1" office:value-type="float" office:value="444">
            <text:p>444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45]+1" office:value-type="float" office:value="445">
            <text:p>445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46]+1" office:value-type="float" office:value="446">
            <text:p>446</text:p>
          </table:table-cell>
          <table:table-cell table:formula="of:=RANDBETWEEN(0;20)" office:value-type="float" office:value="6">
            <text:p>6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47]+1" office:value-type="float" office:value="447">
            <text:p>447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48]+1" office:value-type="float" office:value="448">
            <text:p>448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49]+1" office:value-type="float" office:value="449">
            <text:p>44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50]+1" office:value-type="float" office:value="450">
            <text:p>45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51]+1" office:value-type="float" office:value="451">
            <text:p>451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52]+1" office:value-type="float" office:value="452">
            <text:p>452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53]+1" office:value-type="float" office:value="453">
            <text:p>45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54]+1" office:value-type="float" office:value="454">
            <text:p>454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55]+1" office:value-type="float" office:value="455">
            <text:p>455</text:p>
          </table:table-cell>
          <table:table-cell table:formula="of:=RANDBETWEEN(0;20)" office:value-type="float" office:value="11">
            <text:p>11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56]+1" office:value-type="float" office:value="456">
            <text:p>456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57]+1" office:value-type="float" office:value="457">
            <text:p>457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58]+1" office:value-type="float" office:value="458">
            <text:p>458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59]+1" office:value-type="float" office:value="459">
            <text:p>459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60]+1" office:value-type="float" office:value="460">
            <text:p>460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1" table:formula="of:=[.A461]+1" office:value-type="float" office:value="461">
            <text:p>461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62]+1" office:value-type="float" office:value="462">
            <text:p>462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63]+1" office:value-type="float" office:value="463">
            <text:p>463</text:p>
          </table:table-cell>
          <table:table-cell table:formula="of:=RANDBETWEEN(0;20)" office:value-type="float" office:value="0">
            <text:p>0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64]+1" office:value-type="float" office:value="464">
            <text:p>464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" table:formula="of:=[.A465]+1" office:value-type="float" office:value="465">
            <text:p>465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66]+1" office:value-type="float" office:value="466">
            <text:p>466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67]+1" office:value-type="float" office:value="467">
            <text:p>467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68]+1" office:value-type="float" office:value="468">
            <text:p>468</text:p>
          </table:table-cell>
          <table:table-cell table:formula="of:=RANDBETWEEN(0;20)" office:value-type="float" office:value="2">
            <text:p>2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69]+1" office:value-type="float" office:value="469">
            <text:p>469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0]+1" office:value-type="float" office:value="470">
            <text:p>470</text:p>
          </table:table-cell>
          <table:table-cell table:formula="of:=RANDBETWEEN(0;20)" office:value-type="float" office:value="12">
            <text:p>12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71]+1" office:value-type="float" office:value="471">
            <text:p>471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2]+1" office:value-type="float" office:value="472">
            <text:p>47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73]+1" office:value-type="float" office:value="473">
            <text:p>473</text:p>
          </table:table-cell>
          <table:table-cell table:formula="of:=RANDBETWEEN(0;20)" office:value-type="float" office:value="17">
            <text:p>17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4]+1" office:value-type="float" office:value="474">
            <text:p>474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75]+1" office:value-type="float" office:value="475">
            <text:p>47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76]+1" office:value-type="float" office:value="476">
            <text:p>476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77]+1" office:value-type="float" office:value="477">
            <text:p>477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78]+1" office:value-type="float" office:value="478">
            <text:p>478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79]+1" office:value-type="float" office:value="479">
            <text:p>47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80]+1" office:value-type="float" office:value="480">
            <text:p>480</text:p>
          </table:table-cell>
          <table:table-cell table:formula="of:=RANDBETWEEN(0;20)" office:value-type="float" office:value="8">
            <text:p>8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81]+1" office:value-type="float" office:value="481">
            <text:p>48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82]+1" office:value-type="float" office:value="482">
            <text:p>482</text:p>
          </table:table-cell>
          <table:table-cell table:formula="of:=RANDBETWEEN(0;20)" office:value-type="float" office:value="7">
            <text:p>7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83]+1" office:value-type="float" office:value="483">
            <text:p>483</text:p>
          </table:table-cell>
          <table:table-cell table:formula="of:=RANDBETWEEN(0;20)" office:value-type="float" office:value="3">
            <text:p>3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84]+1" office:value-type="float" office:value="484">
            <text:p>484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85]+1" office:value-type="float" office:value="485">
            <text:p>485</text:p>
          </table:table-cell>
          <table:table-cell table:formula="of:=RANDBETWEEN(0;20)" office:value-type="float" office:value="4">
            <text:p>4</text:p>
          </table:table-cell>
          <table:table-cell table:formula="of:=RANDBETWEEN(0;10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" table:formula="of:=[.A486]+1" office:value-type="float" office:value="486">
            <text:p>486</text:p>
          </table:table-cell>
          <table:table-cell table:formula="of:=RANDBETWEEN(0;20)" office:value-type="float" office:value="5">
            <text:p>5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87]+1" office:value-type="float" office:value="487">
            <text:p>487</text:p>
          </table:table-cell>
          <table:table-cell table:formula="of:=RANDBETWEEN(0;20)" office:value-type="float" office:value="19">
            <text:p>19</text:p>
          </table:table-cell>
          <table:table-cell table:formula="of:=RANDBETWEEN(0;10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" table:formula="of:=[.A488]+1" office:value-type="float" office:value="488">
            <text:p>488</text:p>
          </table:table-cell>
          <table:table-cell table:formula="of:=RANDBETWEEN(0;20)" office:value-type="float" office:value="1">
            <text:p>1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89]+1" office:value-type="float" office:value="489">
            <text:p>489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90]+1" office:value-type="float" office:value="490">
            <text:p>490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91]+1" office:value-type="float" office:value="491">
            <text:p>491</text:p>
          </table:table-cell>
          <table:table-cell table:formula="of:=RANDBETWEEN(0;20)" office:value-type="float" office:value="9">
            <text:p>9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492]+1" office:value-type="float" office:value="492">
            <text:p>492</text:p>
          </table:table-cell>
          <table:table-cell table:formula="of:=RANDBETWEEN(0;20)" office:value-type="float" office:value="10">
            <text:p>10</text:p>
          </table:table-cell>
          <table:table-cell table:formula="of:=RANDBETWEEN(0;10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" table:formula="of:=[.A493]+1" office:value-type="float" office:value="493">
            <text:p>493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" table:formula="of:=[.A494]+1" office:value-type="float" office:value="494">
            <text:p>494</text:p>
          </table:table-cell>
          <table:table-cell table:formula="of:=RANDBETWEEN(0;20)" office:value-type="float" office:value="14">
            <text:p>14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95]+1" office:value-type="float" office:value="495">
            <text:p>495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table:formula="of:=[.A496]+1" office:value-type="float" office:value="496">
            <text:p>496</text:p>
          </table:table-cell>
          <table:table-cell table:formula="of:=RANDBETWEEN(0;20)" office:value-type="float" office:value="15">
            <text:p>15</text:p>
          </table:table-cell>
          <table:table-cell table:formula="of:=RANDBETWEEN(0;10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1" table:formula="of:=[.A497]+1" office:value-type="float" office:value="497">
            <text:p>497</text:p>
          </table:table-cell>
          <table:table-cell table:formula="of:=RANDBETWEEN(0;20)" office:value-type="float" office:value="16">
            <text:p>16</text:p>
          </table:table-cell>
          <table:table-cell table:formula="of:=RANDBETWEEN(0;10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1" table:formula="of:=[.A498]+1" office:value-type="float" office:value="498">
            <text:p>498</text:p>
          </table:table-cell>
          <table:table-cell table:formula="of:=RANDBETWEEN(0;20)" office:value-type="float" office:value="20">
            <text:p>20</text:p>
          </table:table-cell>
          <table:table-cell table:formula="of:=RANDBETWEEN(0;10)" office:value-type="float" office:value="8">
            <text:p>8</text:p>
          </table:table-cell>
          <table:table-cell table:number-columns-repeated="1021"/>
        </table:table-row>
        <table:table-row table:style-name="ro1">
          <table:table-cell table:style-name="ce1" table:formula="of:=[.A499]+1" office:value-type="float" office:value="499">
            <text:p>499</text:p>
          </table:table-cell>
          <table:table-cell table:formula="of:=RANDBETWEEN(0;20)" office:value-type="float" office:value="13">
            <text:p>13</text:p>
          </table:table-cell>
          <table:table-cell table:formula="of:=RANDBETWEEN(0;10)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1" table:formula="of:=[.A500]+1" office:value-type="float" office:value="500">
            <text:p>500</text:p>
          </table:table-cell>
          <table:table-cell table:formula="of:=RANDBETWEEN(0;20)" office:value-type="float" office:value="18">
            <text:p>18</text:p>
          </table:table-cell>
          <table:table-cell table:formula="of:=RANDBETWEEN(0;10)" office:value-type="float" office:value="7">
            <text:p>7</text:p>
          </table:table-cell>
          <table:table-cell table:number-columns-repeated="1021"/>
        </table:table-row>
        <table:table-row table:style-name="ro2" table:number-rows-repeated="10480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23:2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0-08T23:27:34</dc:date>
    <dc:creator>Savannah Dippolito</dc:creator>
    <meta:editing-duration>PT11M51S</meta:editing-duration>
    <meta:editing-cycles>4</meta:editing-cycles>
    <meta:document-statistic meta:table-count="1" meta:cell-count="1503" meta:object-count="0"/>
  </office:meta>
</office:document-meta>
</file>